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99b1" officeooo:paragraph-rsid="001099b1"/>
    </style:style>
    <style:style style:name="P2" style:family="paragraph" style:parent-style-name="Standard" style:list-style-name="L1">
      <style:text-properties officeooo:rsid="00157274" officeooo:paragraph-rsid="00157274"/>
    </style:style>
    <style:style style:name="P3" style:family="paragraph" style:parent-style-name="Standard" style:list-style-name="L1">
      <style:text-properties officeooo:rsid="0019bd42" officeooo:paragraph-rsid="0019bd42"/>
    </style:style>
    <style:style style:name="P4" style:family="paragraph" style:parent-style-name="Standard" style:list-style-name="L5">
      <style:text-properties officeooo:rsid="0019bd42" officeooo:paragraph-rsid="0019bd42"/>
    </style:style>
    <style:style style:name="P5" style:family="paragraph" style:parent-style-name="Standard" style:list-style-name="L1">
      <style:text-properties officeooo:rsid="001ae03d" officeooo:paragraph-rsid="001ae03d"/>
    </style:style>
    <style:style style:name="P6" style:family="paragraph" style:parent-style-name="Standard" style:list-style-name="L1">
      <style:text-properties officeooo:rsid="001bec97" officeooo:paragraph-rsid="001bec97"/>
    </style:style>
    <style:style style:name="P7" style:family="paragraph" style:parent-style-name="Standard" style:list-style-name="L3">
      <style:text-properties officeooo:paragraph-rsid="0019bd42"/>
    </style:style>
    <style:style style:name="P8" style:family="paragraph" style:parent-style-name="Standard" style:list-style-name="L1">
      <style:text-properties officeooo:paragraph-rsid="002043d6"/>
    </style:style>
    <style:style style:name="P9" style:family="paragraph" style:parent-style-name="Standard" style:list-style-name="L5">
      <style:text-properties officeooo:paragraph-rsid="001d9268"/>
    </style:style>
    <style:style style:name="P10" style:family="paragraph" style:parent-style-name="Standard" style:list-style-name="L1">
      <style:text-properties officeooo:rsid="001e9471" officeooo:paragraph-rsid="001e9471"/>
    </style:style>
    <style:style style:name="P11" style:family="paragraph" style:parent-style-name="Standard" style:list-style-name="L1">
      <style:text-properties officeooo:rsid="001f384e" officeooo:paragraph-rsid="001f384e"/>
    </style:style>
    <style:style style:name="P12" style:family="paragraph" style:parent-style-name="Standard" style:list-style-name="L1">
      <style:text-properties officeooo:rsid="002043d6" officeooo:paragraph-rsid="002043d6"/>
    </style:style>
    <style:style style:name="P13" style:family="paragraph" style:parent-style-name="Standard" style:list-style-name="L1">
      <style:text-properties officeooo:rsid="002191f2" officeooo:paragraph-rsid="002191f2"/>
    </style:style>
    <style:style style:name="P14" style:family="paragraph" style:parent-style-name="Standard">
      <style:text-properties officeooo:rsid="002191f2" officeooo:paragraph-rsid="002191f2"/>
    </style:style>
    <style:style style:name="P15" style:family="paragraph" style:parent-style-name="Standard">
      <style:text-properties officeooo:rsid="0023a078" officeooo:paragraph-rsid="0023a078"/>
    </style:style>
    <style:style style:name="P16" style:family="paragraph" style:parent-style-name="Standard" style:list-style-name="L6">
      <style:text-properties officeooo:rsid="00244eab" officeooo:paragraph-rsid="00244eab"/>
    </style:style>
    <style:style style:name="P17" style:family="paragraph" style:parent-style-name="Standard" style:list-style-name="L6">
      <style:text-properties officeooo:rsid="0025d4dc" officeooo:paragraph-rsid="0025d4dc"/>
    </style:style>
    <style:style style:name="P18" style:family="paragraph" style:parent-style-name="Standard" style:list-style-name="L6">
      <style:text-properties officeooo:rsid="00262656" officeooo:paragraph-rsid="00262656"/>
    </style:style>
    <style:style style:name="P19" style:family="paragraph" style:parent-style-name="Standard" style:list-style-name="L6">
      <style:text-properties officeooo:rsid="0026a400" officeooo:paragraph-rsid="0026a400"/>
    </style:style>
    <style:style style:name="P20" style:family="paragraph" style:parent-style-name="Standard">
      <style:text-properties officeooo:rsid="0026a400" officeooo:paragraph-rsid="0026a400"/>
    </style:style>
    <style:style style:name="P21" style:family="paragraph" style:parent-style-name="Standard" style:list-style-name="L6">
      <style:text-properties officeooo:rsid="002a4244" officeooo:paragraph-rsid="002a4244"/>
    </style:style>
    <style:style style:name="P22" style:family="paragraph" style:parent-style-name="Standard" style:list-style-name="L6">
      <style:text-properties officeooo:rsid="002c2565" officeooo:paragraph-rsid="002c2565"/>
    </style:style>
    <style:style style:name="P23" style:family="paragraph" style:parent-style-name="Standard" style:list-style-name="L6">
      <style:text-properties officeooo:rsid="002e1fe6" officeooo:paragraph-rsid="002e1fe6"/>
    </style:style>
    <style:style style:name="P24" style:family="paragraph" style:parent-style-name="Standard">
      <style:text-properties officeooo:rsid="002e1fe6" officeooo:paragraph-rsid="002e1fe6"/>
    </style:style>
    <style:style style:name="P25" style:family="paragraph" style:parent-style-name="Standard">
      <style:text-properties officeooo:rsid="00266e9c" officeooo:paragraph-rsid="002f9f50"/>
    </style:style>
    <style:style style:name="P26" style:family="paragraph" style:parent-style-name="Standard">
      <style:text-properties officeooo:rsid="00327006" officeooo:paragraph-rsid="00327006"/>
    </style:style>
    <style:style style:name="P27" style:family="paragraph" style:parent-style-name="Standard" style:list-style-name="L7">
      <style:text-properties officeooo:rsid="00327006" officeooo:paragraph-rsid="00327006"/>
    </style:style>
    <style:style style:name="P28" style:family="paragraph" style:parent-style-name="Standard" style:list-style-name="L7">
      <style:text-properties officeooo:rsid="00333b1e" officeooo:paragraph-rsid="00333b1e"/>
    </style:style>
    <style:style style:name="P29" style:family="paragraph" style:parent-style-name="Standard" style:list-style-name="L7">
      <style:text-properties officeooo:rsid="003438bf" officeooo:paragraph-rsid="003438bf"/>
    </style:style>
    <style:style style:name="P30" style:family="paragraph" style:parent-style-name="Standard" style:list-style-name="L7">
      <style:text-properties officeooo:rsid="0035524b" officeooo:paragraph-rsid="0035524b"/>
    </style:style>
    <style:style style:name="P31" style:family="paragraph" style:parent-style-name="Standard" style:list-style-name="L7">
      <style:text-properties officeooo:rsid="0035a5cf" officeooo:paragraph-rsid="0035a5cf"/>
    </style:style>
    <style:style style:name="P32" style:family="paragraph" style:parent-style-name="Standard" style:list-style-name="L7">
      <style:text-properties officeooo:rsid="00368c46" officeooo:paragraph-rsid="00368c46"/>
    </style:style>
    <style:style style:name="P33" style:family="paragraph" style:parent-style-name="Standard" style:list-style-name="L7">
      <style:text-properties officeooo:rsid="0037af7b" officeooo:paragraph-rsid="0037af7b"/>
    </style:style>
    <style:style style:name="P34" style:family="paragraph" style:parent-style-name="Standard" style:list-style-name="L7">
      <style:text-properties officeooo:rsid="003982ff" officeooo:paragraph-rsid="003982ff"/>
    </style:style>
    <style:style style:name="P35" style:family="paragraph" style:parent-style-name="Standard" style:list-style-name="L7">
      <style:text-properties officeooo:rsid="003a454a" officeooo:paragraph-rsid="003a454a"/>
    </style:style>
    <style:style style:name="P36" style:family="paragraph" style:parent-style-name="Standard" style:list-style-name="L7">
      <style:text-properties officeooo:rsid="003bbd03" officeooo:paragraph-rsid="003bbd03"/>
    </style:style>
    <style:style style:name="P37" style:family="paragraph" style:parent-style-name="Standard" style:list-style-name="L7">
      <style:text-properties officeooo:rsid="003caf27" officeooo:paragraph-rsid="003caf27"/>
    </style:style>
    <style:style style:name="P38" style:family="paragraph" style:parent-style-name="Standard" style:list-style-name="L7">
      <style:text-properties officeooo:rsid="003e913c" officeooo:paragraph-rsid="003e913c"/>
    </style:style>
    <style:style style:name="P39" style:family="paragraph" style:parent-style-name="Standard" style:list-style-name="L7">
      <style:text-properties officeooo:rsid="004112d3" officeooo:paragraph-rsid="004112d3"/>
    </style:style>
    <style:style style:name="P40" style:family="paragraph" style:parent-style-name="Standard" style:list-style-name="L7">
      <style:text-properties officeooo:rsid="0042ccd7" officeooo:paragraph-rsid="0042ccd7"/>
    </style:style>
    <style:style style:name="P41" style:family="paragraph" style:parent-style-name="Standard" style:list-style-name="L7">
      <style:text-properties officeooo:rsid="00476917" officeooo:paragraph-rsid="00476917"/>
    </style:style>
    <style:style style:name="P42" style:family="paragraph" style:parent-style-name="Standard" style:list-style-name="L7">
      <style:text-properties officeooo:rsid="00491fee" officeooo:paragraph-rsid="00491fee"/>
    </style:style>
    <style:style style:name="P43" style:family="paragraph" style:parent-style-name="Standard" style:list-style-name="L7">
      <style:text-properties officeooo:rsid="00493994" officeooo:paragraph-rsid="00493994"/>
    </style:style>
    <style:style style:name="P44" style:family="paragraph" style:parent-style-name="Standard" style:list-style-name="L7">
      <style:text-properties officeooo:rsid="00494c59" officeooo:paragraph-rsid="00494c59"/>
    </style:style>
    <style:style style:name="P45" style:family="paragraph" style:parent-style-name="Standard">
      <style:text-properties officeooo:rsid="00494c59" officeooo:paragraph-rsid="00494c59"/>
    </style:style>
    <style:style style:name="P46" style:family="paragraph" style:parent-style-name="Standard" style:list-style-name="L7">
      <style:text-properties officeooo:rsid="0049a194" officeooo:paragraph-rsid="0049a194"/>
    </style:style>
    <style:style style:name="P47" style:family="paragraph" style:parent-style-name="Standard">
      <style:text-properties officeooo:rsid="004bce89" officeooo:paragraph-rsid="004bce89"/>
    </style:style>
    <style:style style:name="P48" style:family="paragraph" style:parent-style-name="Standard" style:list-style-name="L8">
      <style:text-properties officeooo:rsid="004ccfe1" officeooo:paragraph-rsid="004ccfe1"/>
    </style:style>
    <style:style style:name="P49" style:family="paragraph" style:parent-style-name="Standard" style:list-style-name="L8">
      <style:text-properties officeooo:rsid="004d04bd" officeooo:paragraph-rsid="004d04bd"/>
    </style:style>
    <style:style style:name="P50" style:family="paragraph" style:parent-style-name="Standard">
      <style:text-properties officeooo:rsid="004d04bd" officeooo:paragraph-rsid="004d04bd"/>
    </style:style>
    <style:style style:name="P51" style:family="paragraph" style:parent-style-name="Standard">
      <style:text-properties officeooo:rsid="004df630" officeooo:paragraph-rsid="004df630"/>
    </style:style>
    <style:style style:name="P52" style:family="paragraph" style:parent-style-name="Standard" style:list-style-name="L11">
      <style:text-properties officeooo:rsid="004df630" officeooo:paragraph-rsid="004df630"/>
    </style:style>
    <style:style style:name="P53" style:family="paragraph" style:parent-style-name="Standard" style:list-style-name="L9">
      <style:text-properties officeooo:rsid="004f7570" officeooo:paragraph-rsid="004f7570"/>
    </style:style>
    <style:style style:name="P54" style:family="paragraph" style:parent-style-name="Standard" style:list-style-name="L11">
      <style:text-properties officeooo:rsid="004f7570" officeooo:paragraph-rsid="0051c0e8"/>
    </style:style>
    <style:style style:name="P55" style:family="paragraph" style:parent-style-name="Standard" style:list-style-name="L11">
      <style:text-properties officeooo:rsid="0051c0e8" officeooo:paragraph-rsid="0051c0e8"/>
    </style:style>
    <style:style style:name="P56" style:family="paragraph" style:parent-style-name="Standard" style:list-style-name="L11">
      <style:text-properties officeooo:rsid="00525941" officeooo:paragraph-rsid="00525941"/>
    </style:style>
    <style:style style:name="P57" style:family="paragraph" style:parent-style-name="Standard" style:list-style-name="L11">
      <style:text-properties officeooo:rsid="0052d6e6" officeooo:paragraph-rsid="0052d6e6"/>
    </style:style>
    <style:style style:name="P5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2e1fe6" officeooo:paragraph-rsid="002e1fe6"/>
    </style:style>
    <style:style style:name="P5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494c59" officeooo:paragraph-rsid="00494c59"/>
    </style:style>
    <style:style style:name="T1" style:family="text">
      <style:text-properties officeooo:rsid="0016f4a1"/>
    </style:style>
    <style:style style:name="T2" style:family="text">
      <style:text-properties officeooo:rsid="0019bd42"/>
    </style:style>
    <style:style style:name="T3" style:family="text">
      <style:text-properties officeooo:rsid="002043d6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545143"/>
    </style:style>
    <style:style style:name="T6" style:family="text">
      <style:text-properties officeooo:rsid="0046a5d1"/>
    </style:style>
    <style:style style:name="T7" style:family="text">
      <style:text-properties officeooo:rsid="004df630"/>
    </style:style>
    <style:style style:name="T8" style:family="text">
      <style:text-properties officeooo:rsid="004f7570"/>
    </style:style>
    <style:style style:name="T9" style:family="text">
      <style:text-properties officeooo:rsid="0054514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itetes </text:p>
      <text:p text:style-name="P1"><text:tab/>S-1 </text:p>
      <text:p text:style-name="P1"/>
      <text:p text:style-name="P1"/>
      <text:list xml:id="list704482437251338604" text:style-name="L1">
        <text:list-item>
          <text:p text:style-name="P2">Kilde -&gt; «Milieu de propogation» -&gt; Mål (f.eks personer <text:span text:style-name="T1">som kan bli utsatt for noe</text:span>) </text:p>
        </text:list-item>
        <text:list-item>
          <text:p text:style-name="P3">Modellering<text:tab/>Semi-empiriske(Enkle modeller)</text:p>
        </text:list-item>
      </text:list>
      <text:list xml:id="list6496600448960953219" text:style-name="L3">
        <text:list-item>
          <text:list>
            <text:list-item>
              <text:p text:style-name="P7"><text:span text:style-name="T2">Punkt-kilder:</text:span></text:p>
            </text:list-item>
          </text:list>
        </text:list-item>
      </text:list>
      <text:list xml:id="list7713516322408751685" text:style-name="L5">
        <text:list-item>
          <text:list>
            <text:list-item>
              <text:list>
                <text:list-item>
                  <text:p text:style-name="P4">Et eller flere punkter </text:p>
                </text:list-item>
                <text:list-item>
                  <text:p text:style-name="P9"><text:span text:style-name="T2">Fir ingen forutsigelse om formen</text:span></text:p>
                </text:list-item>
              </text:list>
            </text:list-item>
            <text:list-item>
              <text:p text:style-name="P9"><text:span text:style-name="T2">Overflate-kilder</text:span></text:p>
            </text:list-item>
          </text:list>
        </text:list-item>
      </text:list>
      <text:list xml:id="list135748459825888" text:continue-list="list704482437251338604" text:style-name="L1">
        <text:list-item>
          <text:list>
            <text:list-item>
              <text:list>
                <text:list-item>
                  <text:p text:style-name="P5">Formen er ac samme type som overdlaten til et stivt legeme </text:p>
                </text:list-item>
                <text:list-item>
                  <text:p text:style-name="P6">(Enkel geometri)</text:p>
                </text:list-item>
              </text:list>
            </text:list-item>
            <text:list-item>
              <text:p text:style-name="P10">Avhenger av eksperimentelle resultater </text:p>
            </text:list-item>
            <text:list-item>
              <text:p text:style-name="P11">Lette å forstå, og regne på (Både den numeriske og den analytiske delen)</text:p>
            </text:list-item>
          </text:list>
        </text:list-item>
        <text:list-item>
          <text:p text:style-name="P12">Modeller </text:p>
          <text:list>
            <text:list-item>
              <text:p text:style-name="P12">Felt-modeller:</text:p>
              <text:list>
                <text:list-item>
                  <text:p text:style-name="P13">Fluid-likninger (Navier Stokes)</text:p>
                </text:list-item>
                <text:list-item>
                  <text:p text:style-name="P13">Vanligvis fluidmekanikk uten forbrenning </text:p>
                </text:list-item>
                <text:list-item>
                  <text:p text:style-name="P13">Krever mye mer regning, og me mer tid </text:p>
                </text:list-item>
              </text:list>
            </text:list-item>
            <text:list-item>
              <text:p text:style-name="P8"><text:span text:style-name="T3">Integral-modeller <text:tab/><text:tab/><text:tab/></text:span></text:p>
              <text:list>
                <text:list-item>
                  <text:p text:style-name="P13">En mellomting </text:p>
                </text:list-item>
                <text:list-item>
                  <text:p text:style-name="P13">Veldig forenklede likninger fra Fields-modellene. </text:p>
                </text:list-item>
              </text:list>
            </text:list-item>
          </text:list>
        </text:list-item>
      </text:list>
      <text:p text:style-name="P14"/>
      <text:p text:style-name="P15">Teori for branner </text:p>
      <text:list xml:id="list876609826259120507" text:style-name="L6">
        <text:list-item>
          <text:p text:style-name="P16">Mengden av det sin frigjøres (Numeriske modeller)</text:p>
          <text:list>
            <text:list-item>
              <text:p text:style-name="P16">Veskestrøminger</text:p>
            </text:list-item>
            <text:list-item>
              <text:p text:style-name="P16">Frigjøring av gasser </text:p>
            </text:list-item>
            <text:list-item>
              <text:p text:style-name="P17">Strømninger i to faser</text:p>
            </text:list-item>
          </text:list>
        </text:list-item>
        <text:list-item>
          <text:p text:style-name="P18">Typer branner</text:p>
          <text:list>
            <text:list-item>
              <text:p text:style-name="P21">Bassengbranner, og </text:p>
            </text:list-item>
            <text:list-item>
              <text:p text:style-name="P19">Jetstrømmer</text:p>
            </text:list-item>
            <text:list-item>
              <text:p text:style-name="P19">Ildkuler </text:p>
            </text:list-item>
            <text:list-item>
              <text:p text:style-name="P19">«Begrensede» branner </text:p>
            </text:list-item>
          </text:list>
        </text:list-item>
      </text:list>
      <text:p text:style-name="P25">bleve: Boiling Liquid Expanding Explotion</text:p>
      <text:p text:style-name="P20"/>
      <text:p text:style-name="P20"/>
      <text:list xml:id="list135748444972068" text:continue-numbering="true" text:style-name="L6">
        <text:list-item>
          <text:p text:style-name="P22">De store </text:p>
        </text:list-item>
        <text:list-item>
          <text:p text:style-name="P22">Fuite a le masse media </text:p>
        </text:list-item>
        <text:list-item>
          <text:p text:style-name="P22">nuage </text:p>
        </text:list-item>
        <text:list-item>
          <text:p text:style-name="P22"/>
        </text:list-item>
        <text:list-item>
          <text:p text:style-name="P22">boil-over</text:p>
        </text:list-item>
        <text:list-item>
          <text:p text:style-name="P23">boulle de feu</text:p>
          <text:list>
            <text:list-item>
              <text:p text:style-name="P23">Fordi det er isotropisk </text:p>
            </text:list-item>
          </text:list>
        </text:list-item>
      </text:list>
      <text:p text:style-name="P24"/>
      <text:p text:style-name="P24"/>
      <text:p text:style-name="P58"/>
      <text:p text:style-name="P24"/>
      <text:p text:style-name="P26">Del 2 </text:p>
      <text:p text:style-name="P26"/>
      <text:list xml:id="list8508163172053387377" text:style-name="L7">
        <text:list-item>
          <text:p text:style-name="P27"><text:soft-page-break/>Brann av hyfrokarboner </text:p>
          <text:list>
            <text:list-item>
              <text:p text:style-name="P28">Deter en generell likning </text:p>
            </text:list-item>
          </text:list>
        </text:list-item>
        <text:list-item>
          <text:p text:style-name="P28">Surface Emissive Power</text:p>
        </text:list-item>
        <text:list-item>
          <text:p text:style-name="P29">Theorie pour l’incendie (s-e pool fires)</text:p>
          <text:list>
            <text:list-item>
              <text:p text:style-name="P30">1- Trinn : Diameter </text:p>
              <text:list>
                <text:list-item>
                  <text:p text:style-name="P31">Den reelle overflaten er irregulær </text:p>
                  <text:list>
                    <text:list-item>
                      <text:p text:style-name="P32">Vi bruker en ekvivalent med en veldig enkel geometri( F.eks en sylynder)</text:p>
                    </text:list-item>
                  </text:list>
                </text:list-item>
              </text:list>
            </text:list-item>
            <text:list-item>
              <text:p text:style-name="P33">2. trinn </text:p>
              <text:list>
                <text:list-item>
                  <text:p text:style-name="P34">Hastigneten til brannen </text:p>
                </text:list-item>
              </text:list>
            </text:list-item>
            <text:list-item>
              <text:p text:style-name="P35">5. trinn </text:p>
            </text:list-item>
            <text:list-item>
              <text:p text:style-name="P36">6. Trinn </text:p>
              <text:list>
                <text:list-item>
                  <text:p text:style-name="P36">Inclinasion / Deformation </text:p>
                  <text:list>
                    <text:list-item>
                      <text:p text:style-name="P37">Endring av sylynderene om flammen heller mot en retnigng </text:p>
                    </text:list-item>
                  </text:list>
                </text:list-item>
              </text:list>
            </text:list-item>
            <text:list-item>
              <text:p text:style-name="P38">7. Trinn</text:p>
              <text:list>
                <text:list-item>
                  <text:p text:style-name="P38">SEP </text:p>
                  <text:list>
                    <text:list-item>
                      <text:p text:style-name="P39">Surface Emissisive power </text:p>
                    </text:list-item>
                  </text:list>
                </text:list-item>
              </text:list>
            </text:list-item>
            <text:list-item>
              <text:p text:style-name="P39">8.trinn </text:p>
              <text:list>
                <text:list-item>
                  <text:p text:style-name="P39">Absorbpsjonshastigheten av H<text:span text:style-name="T4">2</text:span>O</text:p>
                </text:list-item>
              </text:list>
            </text:list-item>
            <text:list-item>
              <text:p text:style-name="P40">1<text:span text:style-name="T7">2</text:span>. Trinn Transmisiviteten </text:p>
              <text:list>
                <text:list-item>
                  <text:p text:style-name="P40"><draw:frame draw:style-name="fr1" draw:name="Object1" text:anchor-type="as-char" svg:y="-0.1484in" svg:width="0.383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</text:list>
            </text:list-item>
            <text:list-item>
              <text:p text:style-name="P40">11. Trin </text:p>
              <text:list>
                <text:list-item>
                  <text:p text:style-name="P40">Form-faktoren: Bæde vinkelen av «sender» og «Mottaker» av strålingen </text:p>
                  <text:list>
                    <text:list-item>
                      <text:p text:style-name="P40"><draw:frame draw:style-name="fr1" draw:name="Object2" text:anchor-type="as-char" svg:y="-0.1484in" svg:width="0.5728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6">(?)</text:span></text:p>
                    </text:list-item>
                  </text:list>
                </text:list-item>
              </text:list>
            </text:list-item>
            <text:list-item>
              <text:p text:style-name="P40"/>
            </text:list-item>
          </text:list>
        </text:list-item>
        <text:list-item>
          <text:p text:style-name="P41">Punkt-modeller </text:p>
          <text:list>
            <text:list-item>
              <text:p text:style-name="P41"><draw:frame draw:style-name="fr1" draw:name="Object3" text:anchor-type="as-char" svg:y="-0.152in" svg:width="1.0083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</text:list>
        </text:list-item>
        <text:list-item>
          <text:p text:style-name="P42">Semi-empiriske modeller </text:p>
          <text:list>
            <text:list-item>
              <text:p text:style-name="P43">Feu de flanque non consentrique</text:p>
            </text:list-item>
          </text:list>
        </text:list-item>
        <text:list-item>
          <text:p text:style-name="P43">Boilover </text:p>
          <text:list>
            <text:list-item>
              <text:p text:style-name="P46">Det er som om all oljen koker over samtidig og tar fyr på en gang. </text:p>
            </text:list-item>
            <text:list-item>
              <text:p text:style-name="P44">Brennbare tanker med f.eks olje kan antenne nærliggende tanker </text:p>
            </text:list-item>
          </text:list>
        </text:list-item>
      </text:list>
      <text:p text:style-name="P45"/>
      <text:p text:style-name="P45"/>
      <text:p text:style-name="P45"/>
      <text:p text:style-name="P45"/>
      <text:p text:style-name="P59"/>
      <text:p text:style-name="P47">Prøven </text:p>
      <text:p text:style-name="P47"/>
      <text:list xml:id="list5378762794885359523" text:style-name="L8">
        <text:list-item>
          <text:p text:style-name="P48">Double soumission OPAM </text:p>
          <text:list>
            <text:list-item>
              <text:p text:style-name="P49">To av produktene var de samme =&gt; Man gikk over grensen</text:p>
            </text:list-item>
          </text:list>
        </text:list-item>
      </text:list>
      <text:p text:style-name="P50"/>
      <text:p text:style-name="P51">Teori for brann (Fire ball) </text:p>
      <text:list xml:id="list6452102496088138883" text:style-name="L11">
        <text:list-item>
          <text:p text:style-name="P52"><text:s/></text:p>
        </text:list-item>
        <text:list-item>
          <text:p text:style-name="P52"><text:s/></text:p>
        </text:list-item>
        <text:list-item>
          <text:p text:style-name="P52"><text:s/></text:p>
        </text:list-item>
        <text:list-item>
          <text:p text:style-name="P52"><text:s/></text:p>
        </text:list-item>
        <text:list-item>
          <text:p text:style-name="P54">Avstanden fra ballen og mottakeren </text:p>
        </text:list-item>
        <text:list-item>
          <text:p text:style-name="P54"><text:s/></text:p>
        </text:list-item>
        <text:list-item>
          <text:p text:style-name="P54"><text:s/></text:p>
        </text:list-item>
        <text:list-item>
          <text:p text:style-name="P55"><text:soft-page-break/>Chleur de combustion <text:s/></text:p>
        </text:list-item>
        <text:list-item>
          <text:p text:style-name="P56">SEP: </text:p>
        </text:list-item>
        <text:list-item>
          <text:p text:style-name="P57">Absorpsjon <text:s/><text:span text:style-name="T9">(H</text:span><text:span text:style-name="T5">2</text:span><text:span text:style-name="T9">O)</text:span></text:p>
        </text:list-item>
        <text:list-item>
          <text:p text:style-name="P57">Absopsjon <text:s/><text:span text:style-name="T9">(CO</text:span><text:span text:style-name="T5">2</text:span><text:span text:style-name="T9">)</text:span></text:p>
        </text:list-item>
        <text:list-item>
          <text:p text:style-name="P57">Transmisivitet </text:p>
        </text:list-item>
        <text:list-item>
          <text:p text:style-name="P57">Stråling fra et punkt</text:p>
        </text:list-item>
        <text:list-item>
          <text:p text:style-name="P57"/>
        </text:list-item>
      </text:list>
      <text:list xml:id="list3287699500078530576" text:style-name="L9">
        <text:list-item>
          <text:p text:style-name="P53"/>
        </text:list-item>
        <text:list-item>
          <text:p text:style-name="P5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9:08:18.083104444</meta:creation-date>
    <meta:generator>LibreOffice/5.1.6.2$Linux_X86_64 LibreOffice_project/10m0$Build-2</meta:generator>
    <dc:date>2019-04-04T11:37:58.311608755</dc:date>
    <meta:editing-duration>PT2H29M7S</meta:editing-duration>
    <meta:editing-cycles>72</meta:editing-cycles>
    <meta:document-statistic meta:table-count="0" meta:image-count="0" meta:object-count="3" meta:page-count="3" meta:paragraph-count="90" meta:word-count="372" meta:character-count="2081" meta:non-whitespace-character-count="1806"/>
  </office:meta>
</office:document-meta>
</file>

<file path=Object 1/content.xml><?xml version="1.0" encoding="utf-8"?>
<math xmlns="http://www.w3.org/1998/Math/MathML" display="block">
  <semantics>
    <mrow>
      <mi>?</mi>
      <mi>?</mi>
      <mi>?</mi>
    </mrow>
    <annotation encoding="StarMath 5.0">???</annotation>
  </semantics>
</math>
</file>

<file path=Object 2/content.xml><?xml version="1.0" encoding="utf-8"?>
<math xmlns="http://www.w3.org/1998/Math/MathML" display="block">
  <semantics>
    <mrow>
      <mi mathvariant="normal">ϕ</mi>
      <mi mathvariant="normal">:</mi>
      <mi mathvariant="italic">Flux</mi>
    </mrow>
    <annotation encoding="StarMath 5.0">%phi : Flux </annotation>
  </semantics>
</math>
</file>

<file path=Object 3/content.xml><?xml version="1.0" encoding="utf-8"?>
<math xmlns="http://www.w3.org/1998/Math/MathML" display="block">
  <semantics>
    <mrow>
      <mi>q</mi>
      <mrow>
        <mi>¨</mi>
        <mo stretchy="false">=</mo>
        <mrow>
          <msub>
            <mi>F</mi>
            <mi>s</mi>
          </msub>
          <mo stretchy="false">⋅</mo>
          <mn>....</mn>
        </mrow>
      </mrow>
      <mrow>
        <mo fence="true" stretchy="false">(</mo>
        <mrow>
          <mi>?</mi>
        </mrow>
        <mo fence="true" stretchy="false">)</mo>
      </mrow>
    </mrow>
    <annotation encoding="StarMath 5.0">q¨ = F_s cdot ....( ? )</annotation>
  </semantics>
</math>
</file>